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 svg:font-family="Arial" style:font-family-generic="swiss"/>
    <style:font-face style:name="Arial Black" svg:font-family="'Arial Black'" style:font-adornments="Norm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041795" officeooo:paragraph-rsid="00041795"/>
    </style:style>
    <style:style style:name="P2" style:family="paragraph" style:parent-style-name="Header">
      <style:text-properties fo:color="#c9211e" loext:opacity="100%" style:font-name="Arial Black" fo:font-size="16pt" officeooo:rsid="00041795" officeooo:paragraph-rsid="00041795" style:font-size-asian="16pt" style:font-size-complex="16pt"/>
    </style:style>
    <style:style style:name="P3" style:family="paragraph" style:parent-style-name="Text_20_body">
      <style:paragraph-properties fo:margin-left="0cm" fo:margin-right="0cm" fo:text-indent="0cm" style:auto-text-indent="false" style:writing-mode="lr-tb"/>
      <style:text-properties style:font-name="Arial Black"/>
    </style:style>
    <style:style style:name="P4" style:family="paragraph" style:parent-style-name="Text_20_body">
      <style:paragraph-properties fo:margin-left="0cm" fo:margin-right="0cm" fo:text-indent="0cm" style:auto-text-indent="false" style:writing-mode="lr-tb"/>
      <style:text-properties style:font-name="Arial " officeooo:rsid="0004e162" officeooo:paragraph-rsid="0004e162"/>
    </style:style>
    <style:style style:name="T1" style:family="text">
      <style:text-properties fo:color="#c9211e" loext:opacity="100%" style:font-name="Arial Black"/>
    </style:style>
    <style:style style:name="T2" style:family="text">
      <style:text-properties fo:color="#000000" loext:opacity="100%"/>
    </style:style>
    <style:style style:name="T3" style:family="text">
      <style:text-properties fo:color="#000000" loext:opacity="100%" officeooo:rsid="0004e1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D</text:span><text:span text:style-name="T2">ecisiones de diseño tomadas y las tecnologías utilizadas.</text:span></text:p>
      <text:p text:style-name="P4"><text:span text:style-name="T2">Sobre mi diseño debo añadir que los colores utilizados son los colores propios de la marca(en este caso la hamburguesería angelo). El colo gris oscuro utilizado para los footers y los headers es el color de la franja que cruza el logo, mientras que el color pastel utilizado de fondo en mi web es el color de fondo en el logo de la marca.</text:span></text:p>
      <text:p text:style-name="P4"><text:span text:style-name="T2">En tecnologías solo utilizo BS5(Dentro de este estando SASS Y JS), CSS3 Y HTML5</text:span></text:p>
      <text:p text:style-name="P3"><text:span text:style-name="T2"/></text:p>
      <text:p text:style-name="P3">Describir cómo se aplicaron los selectores CSS, media queries, container queries, Normalize.css y Autoprefixer en el proyecto</text:p>
      <text:p text:style-name="Text_20_body"><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 svg:font-family="Arial" style:font-family-generic="swiss"/>
    <style:font-face style:name="Arial Black" svg:font-family="'Arial Black'" style:font-adornments="Norm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c9211e" loext:opacity="100%" style:font-name="Arial Black" fo:font-size="16pt" officeooo:rsid="00041795" officeooo:paragraph-rsid="00041795" style:font-size-asian="16pt" style:font-size-complex="16pt"/>
    </style:style>
    <style:style style:name="MP2" style:family="paragraph" style:parent-style-name="Footer">
      <style:paragraph-properties fo:text-align="end" style:justify-single-word="false"/>
      <style:text-properties officeooo:rsid="00041795" officeooo:paragraph-rsid="00041795"/>
    </style:style>
    <style:style style:name="MT1" style:family="text">
      <style:text-properties fo:color="#c9211e" loext:opacity="100%" style:font-name="Arial Black"/>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Practica 4.2: <text:s text:c="3"/>Creación de web con Bootstrap <text:s text:c="5"/>DIW</text:p>
      </style:header>
      <style:footer>
        <text:p text:style-name="MP2"><text:bookmark-start text:name="PageNumWizard_FOOTER_Estilo de página predeterminado1"/><text:span text:style-name="MT1"><text:page-number text:select-page="current">1</text:page-number></text:span><text:bookmark-end text:name="PageNumWizard_FOOTER_Estilo de página predeterminado1"/><text:span text:style-name="MT1"><text:tab/> <text:s text:c="55"/>Ismael Sánchez González Curso 23/24</text:span><text:tab/> <text:s text:c="5"/></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1T13:02:27.763000000</meta:creation-date>
    <dc:date>2023-10-31T14:41:51.225000000</dc:date>
    <meta:editing-duration>PT1H39M23S</meta:editing-duration>
    <meta:editing-cycles>2</meta:editing-cycles>
    <meta:generator>LibreOffice/7.6.2.1$Windows_X86_64 LibreOffice_project/56f7684011345957bbf33a7ee678afaf4d2ba333</meta:generator>
    <meta:document-statistic meta:table-count="0" meta:image-count="0" meta:object-count="0" meta:page-count="1" meta:paragraph-count="6" meta:word-count="117" meta:character-count="755" meta:non-whitespace-character-count="573"/>
  </office:meta>
</office:document-meta>
</file>